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/>
      <style:text-properties style:font-name="Consolas" fo:font-size="12pt" fo:language="en" fo:country="IN" style:font-size-asian="12pt" style:font-name-complex="Consolas2" style:font-size-complex="12pt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Times New Roman" fo:font-size="12pt" fo:language="en" fo:country="IN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Consolas1" fo:font-size="10pt" fo:language="en" fo:country="IN" fo:font-weight="bold" style:font-name-asian="Consolas1" style:font-size-asian="10pt" style:font-weight-asian="bold" style:font-name-complex="Consolas1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Consolas1" fo:font-size="10pt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margin-left="0.25in" fo:margin-right="0in" fo:line-height="150%" fo:text-align="center" style:justify-single-word="false" fo:text-indent="0in" style:auto-text-indent="false"/>
    </style:style>
    <style:style style:name="P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1" fo:font-size="10pt" style:font-name-asian="Consolas1" style:font-size-asian="10pt" style:font-name-complex="Consolas1" style:font-size-complex="10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1" fo:font-size="10pt" style:font-name-asian="Consolas1" style:font-size-asian="10pt" style:font-name-complex="Consolas1" style:font-size-complex="1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1" style:family="paragraph" style:parent-style-name="List_20_Paragraph">
      <style:paragraph-properties fo:line-height="150%"/>
    </style:style>
    <style:style style:name="P12" style:family="paragraph" style:parent-style-name="List_20_Paragraph" style:list-style-name="WWNum1">
      <style:paragraph-properties fo:line-height="150%"/>
    </style:style>
    <style:style style:name="P13" style:family="paragraph" style:parent-style-name="List_20_Paragraph">
      <style:paragraph-properties fo:line-height="150%" fo:text-align="center" style:justify-single-word="false"/>
    </style:style>
    <style:style style:name="P14" style:family="paragraph" style:parent-style-name="List_20_Paragraph">
      <style:paragraph-properties fo:line-height="150%"/>
      <style:text-properties fo:font-size="12pt" fo:font-weight="bold" style:font-size-asian="12pt" style:font-weight-asian="bold" style:font-size-complex="12pt"/>
    </style:style>
    <style:style style:name="P15" style:family="paragraph" style:parent-style-name="List_20_Paragraph" style:list-style-name="WWNum1" style:master-page-name="Standard">
      <style:paragraph-properties fo:line-height="150%" style:page-number="auto"/>
    </style:style>
    <style:style style:name="P16" style:family="paragraph" style:parent-style-name="List_20_Paragraph">
      <style:paragraph-properties fo:margin-left="0in" fo:margin-right="0in" fo:line-height="150%" fo:text-indent="0in" style:auto-text-indent="false"/>
    </style:style>
    <style:style style:name="P17" style:family="paragraph" style:parent-style-name="List_20_Paragraph">
      <style:paragraph-properties fo:margin-left="0in" fo:margin-right="0in" fo:line-height="150%" fo:text-indent="0in" style:auto-text-indent="false"/>
      <style:text-properties fo:color="#000000" style:font-name="Times New Roman" fo:font-size="12pt" fo:language="en" fo:country="IN" fo:font-weight="bold" style:font-size-asian="12pt" style:font-weight-asian="bold" style:font-name-complex="Times New Roman1" style:font-size-complex="12pt"/>
    </style:style>
    <style:style style:name="T1" style:family="text">
      <style:text-properties fo:color="#7f0055" style:font-name="Consolas" fo:font-size="12pt" fo:language="en" fo:country="IN" fo:font-weight="bold" style:font-size-asian="12pt" style:font-weight-asian="bold" style:font-name-complex="Consolas2" style:font-size-complex="12pt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fo:language="en" fo:country="IN" fo:font-weight="bold" style:font-weight-asian="bold" style:font-weight-complex="bold"/>
    </style:style>
    <style:style style:name="T4" style:family="text">
      <style:text-properties fo:color="#7f0055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Consolas" fo:font-size="12pt" fo:language="en" fo:country="IN" style:font-size-asian="12pt" style:font-name-complex="Consolas2" style:font-size-complex="12pt"/>
    </style:style>
    <style:style style:name="T7" style:family="text">
      <style:text-properties fo:color="#000000" style:font-name="Times New Roman" fo:font-size="20pt" fo:language="en" fo:country="IN" fo:font-weight="bold" style:font-size-asian="20pt" style:font-weight-asian="bold" style:font-name-complex="Times New Roman1" style:font-size-complex="20pt"/>
    </style:style>
    <style:style style:name="T8" style:family="text">
      <style:text-properties fo:color="#000000" style:font-name="Times New Roman" fo:font-size="12pt" fo:language="en" fo:country="IN" fo:font-weight="bold" style:font-size-asian="12pt" style:font-weight-asian="bold" style:font-name-complex="Times New Roman1" style:font-size-complex="12pt"/>
    </style:style>
    <style:style style:name="T9" style:family="text">
      <style:text-properties fo:color="#000000" fo:language="en" fo:country="IN"/>
    </style:style>
    <style:style style:name="T10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11" style:family="text">
      <style:text-properties fo:color="#6a3e3e"/>
    </style:style>
    <style:style style:name="T12" style:family="text">
      <style:text-properties fo:color="#6a3e3e" style:font-name="Consolas" fo:font-size="12pt" fo:language="en" fo:country="IN" style:font-size-asian="12pt" style:font-name-complex="Consolas2" style:font-size-complex="12pt"/>
    </style:style>
    <style:style style:name="T13" style:family="text">
      <style:text-properties fo:color="#2a00ff"/>
    </style:style>
    <style:style style:name="T14" style:family="text">
      <style:text-properties fo:color="#2a00ff" style:font-name="Consolas" fo:font-size="12pt" fo:language="en" fo:country="IN" style:font-size-asian="12pt" style:font-name-complex="Consolas2" style:font-size-complex="12pt"/>
    </style:style>
    <style:style style:name="T15" style:family="text">
      <style:text-properties fo:color="#0000c0"/>
    </style:style>
    <style:style style:name="T16" style:family="text">
      <style:text-properties fo:color="#0000c0" style:font-name="Consolas" fo:font-size="12pt" fo:language="en" fo:country="IN" style:font-size-asian="12pt" style:font-name-complex="Consolas2" style:font-size-complex="12pt"/>
    </style:style>
    <style:style style:name="T17" style:family="text">
      <style:text-properties fo:color="#0000c0" style:font-name="Consolas" fo:font-size="12pt" fo:language="en" fo:country="IN" fo:font-style="italic" fo:font-weight="bold" style:font-size-asian="12pt" style:font-style-asian="italic" style:font-weight-asian="bold" style:font-name-complex="Consolas2" style:font-size-complex="12pt" style:font-style-complex="italic" style:font-weight-complex="bold"/>
    </style:style>
    <style:style style:name="T1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29959060448075381" text:style-name="WWNum1">
        <text:list-item>
          <text:p text:style-name="P15">Write a program to consider saving &amp; current account in the bank. Saving account holder has ‘Fixed Deposits’ whereas Current account holder has cash credit. Apply polymorphism to find out total cash in the bank.</text:p>
        </text:list-item>
      </text:list>
      <text:p text:style-name="P2"><text:span text:style-name="T1">package</text:span><text:span text:style-name="T6"> com.zensar;</text:span></text:p>
      <text:p text:style-name="P3"/>
      <text:p text:style-name="P2"><text:span text:style-name="T1">public</text:span><text:span text:style-name="T6"> </text:span><text:span text:style-name="T1">class</text:span><text:span text:style-name="T6"> Bank </text:span></text:p>
      <text:p text:style-name="P2"><text:span text:style-name="T6">{</text:span></text:p>
      <text:p text:style-name="P2"><text:span text:style-name="T6"><text:s text:c="4"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</text:span><text:span text:style-name="T12">args</text:span><text:span text:style-name="T6">)</text:span></text:p>
      <text:p text:style-name="P2"><text:span text:style-name="T6"><text:s text:c="4"/>{</text:span></text:p>
      <text:p text:style-name="P2"><text:span text:style-name="T6"><text:s text:c="8"/>Saving </text:span><text:span text:style-name="T12">s</text:span><text:span text:style-name="T6"> = </text:span><text:span text:style-name="T1">new</text:span><text:span text:style-name="T6"> Saving();</text:span></text:p>
      <text:p text:style-name="P2"><text:span text:style-name="T6"><text:s text:c="8"/></text:span><text:span text:style-name="T12">s</text:span><text:span text:style-name="T6">.ShowDetails(</text:span><text:span text:style-name="T14">"RAM"</text:span><text:span text:style-name="T6">);</text:span></text:p>
      <text:p text:style-name="P2"><text:span text:style-name="T6"><text:s text:c="8"/></text:span><text:span text:style-name="T12">s</text:span><text:span text:style-name="T6">.displayDetails(50000);</text:span></text:p>
      <text:p text:style-name="P2"><text:span text:style-name="T6"><text:s text:c="8"/></text:span><text:span text:style-name="T12">s</text:span><text:span text:style-name="T6">.CalBalance(4);</text:span></text:p>
      <text:p text:style-name="P2"><text:span text:style-name="T6"><text:s text:c="8"/>Current </text:span><text:span text:style-name="T12">c</text:span><text:span text:style-name="T6"> = </text:span><text:span text:style-name="T1">new</text:span><text:span text:style-name="T6"> Current();</text:span></text:p>
      <text:p text:style-name="P2"><text:span text:style-name="T6"><text:s text:c="8"/></text:span><text:span text:style-name="T12">c</text:span><text:span text:style-name="T6">.ShowDetails(</text:span><text:span text:style-name="T14">"SHAM"</text:span><text:span text:style-name="T6">);</text:span></text:p>
      <text:p text:style-name="P2"><text:span text:style-name="T6"><text:s text:c="8"/></text:span><text:span text:style-name="T12">c</text:span><text:span text:style-name="T6">.displayDetails(20000);</text:span></text:p>
      <text:p text:style-name="P2"><text:span text:style-name="T6"><text:s text:c="8"/></text:span><text:span text:style-name="T12">c</text:span><text:span text:style-name="T6">. CalBalance(4)</text:span></text:p>
      <text:p text:style-name="P2"><text:span text:style-name="T6"><text:s text:c="4"/>}</text:span></text:p>
      <text:p text:style-name="P3"/>
      <text:p text:style-name="P2"><text:span text:style-name="T6">}</text:span></text:p>
      <text:p text:style-name="P3"/>
      <text:p text:style-name="P2"><text:span text:style-name="T1">class</text:span><text:span text:style-name="T6"> Saving</text:span></text:p>
      <text:p text:style-name="P2"><text:span text:style-name="T6">{</text:span></text:p>
      <text:p text:style-name="P2"><text:span text:style-name="T6"><text:s text:c="4"/></text:span><text:span text:style-name="T1">double</text:span><text:span text:style-name="T6"> </text:span><text:span text:style-name="T16">amount</text:span><text:span text:style-name="T6">;</text:span></text:p>
      <text:p text:style-name="P2"><text:span text:style-name="T6"><text:s text:c="4"/></text:span><text:span text:style-name="T1">void</text:span><text:span text:style-name="T6"> ShowDetails(String </text:span><text:span text:style-name="T12">name</text:span><text:span text:style-name="T6">)</text:span></text:p>
      <text:p text:style-name="P2"><text:span text:style-name="T6"><text:s text:c="4"/>{</text:span></text:p>
      <text:p text:style-name="P2"><text:span text:style-name="T6"><text:s text:c="8"/>System.</text:span><text:span text:style-name="T17">out</text:span><text:span text:style-name="T6">.println(</text:span><text:span text:style-name="T12">name</text:span><text:span text:style-name="T6"> + </text:span><text:span text:style-name="T14">" "</text:span><text:span text:style-name="T6">);</text:span></text:p>
      <text:p text:style-name="P2"><text:span text:style-name="T6"><text:s text:c="4"/>}</text:span></text:p>
      <text:p text:style-name="P2"><text:span text:style-name="T6"><text:s text:c="4"/></text:span></text:p>
      <text:p text:style-name="P2"><text:span text:style-name="T6"><text:s text:c="4"/></text:span><text:span text:style-name="T1">void</text:span><text:span text:style-name="T6"> displayDetails(</text:span><text:span text:style-name="T1">double</text:span><text:span text:style-name="T6"> </text:span><text:span text:style-name="T12">amt</text:span><text:span text:style-name="T6">)</text:span></text:p>
      <text:p text:style-name="P2"><text:span text:style-name="T6"><text:s text:c="4"/>{</text:span></text:p>
      <text:p text:style-name="P2"><text:span text:style-name="T6"><text:s text:c="8"/>System.</text:span><text:span text:style-name="T17">out</text:span><text:span text:style-name="T6">.println(</text:span><text:span text:style-name="T14">"Current amount ="</text:span><text:span text:style-name="T6"> + </text:span><text:span text:style-name="T12">amt</text:span><text:span text:style-name="T6"> );</text:span></text:p>
      <text:p text:style-name="P2"><text:span text:style-name="T6"><text:s text:c="8"/></text:span><text:span text:style-name="T16">amount</text:span><text:span text:style-name="T6"> = </text:span><text:span text:style-name="T12">amt</text:span><text:span text:style-name="T6">;</text:span></text:p>
      <text:p text:style-name="P2"><text:span text:style-name="T6"><text:s text:c="4"/>}</text:span></text:p>
      <text:p text:style-name="P3"/>
      <text:p text:style-name="P2"><text:span text:style-name="T6"><text:s text:c="4"/></text:span><text:span text:style-name="T1">void</text:span><text:span text:style-name="T6"> CalBalance(</text:span><text:span text:style-name="T1">int</text:span><text:span text:style-name="T6"> </text:span><text:span text:style-name="T12">year)</text:span></text:p>
      <text:p text:style-name="P2"><text:span text:style-name="T6"><text:s text:c="4"/>{</text:span></text:p>
      <text:p text:style-name="P2"><text:span text:style-name="T6"><text:s text:c="8"/></text:span><text:span text:style-name="T1">double</text:span><text:span text:style-name="T6"> </text:span><text:span text:style-name="T12">interest</text:span><text:span text:style-name="T6"> = 4.00;</text:span></text:p>
      <text:p text:style-name="P2"><text:span text:style-name="T6"><text:s text:c="8"/>System.</text:span><text:span text:style-name="T17">out</text:span><text:span text:style-name="T6">.println(</text:span><text:span text:style-name="T14">"Saving Account Balance = "</text:span><text:span text:style-name="T6"> + </text:span><text:span text:style-name="T16">amount</text:span><text:span text:style-name="T6">*</text:span><text:span text:style-name="T12">interest</text:span><text:span text:style-name="T6">*</text:span><text:span text:style-name="T12">year</text:span><text:span text:style-name="T6">);</text:span></text:p>
      <text:p text:style-name="P2"><text:span text:style-name="T6"><text:s text:c="4"/>}</text:span></text:p>
      <text:p text:style-name="P2"><text:span text:style-name="T6">}</text:span></text:p>
      <text:p text:style-name="P3"/>
      <text:p text:style-name="P2"><text:span text:style-name="T1">class</text:span><text:span text:style-name="T6"> Current</text:span></text:p>
      <text:p text:style-name="P2"><text:span text:style-name="T6">{</text:span></text:p>
      <text:p text:style-name="P2"><text:span text:style-name="T6"><text:s text:c="4"/></text:span><text:span text:style-name="T1">double</text:span><text:span text:style-name="T6"> </text:span><text:span text:style-name="T16">amount</text:span><text:span text:style-name="T6">;</text:span></text:p>
      <text:p text:style-name="P2"><text:soft-page-break/><text:span text:style-name="T6"><text:s text:c="4"/></text:span><text:span text:style-name="T1">void</text:span><text:span text:style-name="T6"> ShowDetails(String </text:span><text:span text:style-name="T12">name</text:span><text:span text:style-name="T6">)</text:span></text:p>
      <text:p text:style-name="P2"><text:span text:style-name="T6"><text:s text:c="4"/>{</text:span></text:p>
      <text:p text:style-name="P2"><text:span text:style-name="T6"><text:s text:c="8"/>System.</text:span><text:span text:style-name="T17">out</text:span><text:span text:style-name="T6">.println(</text:span><text:span text:style-name="T12">name</text:span><text:span text:style-name="T6"> + </text:span><text:span text:style-name="T14">" "</text:span><text:span text:style-name="T6">);</text:span></text:p>
      <text:p text:style-name="P2"><text:span text:style-name="T6"><text:s text:c="4"/>}</text:span></text:p>
      <text:p text:style-name="P2"><text:span text:style-name="T6"><text:s text:c="4"/></text:span></text:p>
      <text:p text:style-name="P2"><text:span text:style-name="T6"><text:s text:c="4"/></text:span><text:span text:style-name="T1">void</text:span><text:span text:style-name="T6"> displayDetails(</text:span><text:span text:style-name="T1">double</text:span><text:span text:style-name="T6"> </text:span><text:span text:style-name="T12">amt</text:span><text:span text:style-name="T6">)</text:span></text:p>
      <text:p text:style-name="P2"><text:span text:style-name="T6"><text:s text:c="4"/>{</text:span></text:p>
      <text:p text:style-name="P2"><text:span text:style-name="T6"><text:s text:c="4"/><text:tab/>System.</text:span><text:span text:style-name="T17">out</text:span><text:span text:style-name="T6">.println(</text:span><text:span text:style-name="T14">"Current amount ="</text:span><text:span text:style-name="T6"> + </text:span><text:span text:style-name="T12">amt</text:span><text:span text:style-name="T6"> );</text:span></text:p>
      <text:p text:style-name="P2"><text:span text:style-name="T6"><text:s text:c="8"/></text:span><text:span text:style-name="T16">amount</text:span><text:span text:style-name="T6"> = </text:span><text:span text:style-name="T12">amt</text:span><text:span text:style-name="T6">;</text:span></text:p>
      <text:p text:style-name="P2"><text:span text:style-name="T6"><text:s text:c="4"/>}</text:span></text:p>
      <text:p text:style-name="P3"/>
      <text:p text:style-name="P2"><text:span text:style-name="T6"><text:s text:c="4"/></text:span><text:span text:style-name="T1">void</text:span><text:span text:style-name="T6"> CalBalance(</text:span><text:span text:style-name="T1">int</text:span><text:span text:style-name="T6"> </text:span><text:span text:style-name="T12">year</text:span><text:span text:style-name="T6">)</text:span></text:p>
      <text:p text:style-name="P2"><text:span text:style-name="T6"><text:s text:c="4"/>{</text:span></text:p>
      <text:p text:style-name="P2"><text:span text:style-name="T6"><text:s text:c="8"/></text:span><text:span text:style-name="T1">double</text:span><text:span text:style-name="T6"> </text:span><text:span text:style-name="T12">interest</text:span><text:span text:style-name="T6"> <text:s/>= 2.00;</text:span></text:p>
      <text:p text:style-name="P2"><text:span text:style-name="T6"><text:s text:c="8"/>System.</text:span><text:span text:style-name="T17">out</text:span><text:span text:style-name="T6">.println(</text:span><text:span text:style-name="T14">"Current Account Balance = "</text:span><text:span text:style-name="T6"> + </text:span><text:span text:style-name="T16">amount</text:span><text:span text:style-name="T6">*</text:span><text:span text:style-name="T12">interest</text:span><text:span text:style-name="T6">*</text:span><text:span text:style-name="T12">year</text:span><text:span text:style-name="T6">);</text:span></text:p>
      <text:p text:style-name="P2"><text:span text:style-name="T6"><text:s text:c="4"/>}</text:span></text:p>
      <text:p text:style-name="P3"/>
      <text:p text:style-name="P2"><text:span text:style-name="T6">}</text:span></text:p>
      <text:p text:style-name="P3"/>
      <text:p text:style-name="P17"/>
      <text:list xml:id="list39282576" text:continue-numbering="true" text:style-name="WWNum1">
        <text:list-item>
          <text:p text:style-name="P12">Write a program that describes the hierarchy of an organization. Here we need to write 3 classes Employee, Manager &amp; Labour where Manager &amp; Labour are the sub classes of the Employee. Manager has incentive &amp; Labour has over time. Add the functionality to calculate total salary of all the employees. Use polymorphism i.e. method overriding.</text:p>
        </text:list-item>
      </text:list>
      <text:p text:style-name="P7"><text:span text:style-name="T19">Employee.java</text:span></text:p>
      <text:p text:style-name="P6"><text:span text:style-name="T3">package</text:span><text:span text:style-name="T9"> com.zensar;</text:span></text:p>
      <text:p text:style-name="P8"><text:span text:style-name="T2">public</text:span><text:span text:style-name="T5"> </text:span><text:span text:style-name="T2">class</text:span><text:span text:style-name="T5"> Employee</text:span></text:p>
      <text:p text:style-name="P9">{</text:p>
      <text:p text:style-name="P8"><text:span text:style-name="T5"><text:s text:c="4"/></text:span><text:span text:style-name="T2">private</text:span><text:span text:style-name="T5"> </text:span><text:span text:style-name="T2">int</text:span><text:span text:style-name="T5"> </text:span><text:span text:style-name="T15">id</text:span><text:span text:style-name="T5">;</text:span></text:p>
      <text:p text:style-name="P8"><text:span text:style-name="T5"><text:s text:c="4"/></text:span><text:span text:style-name="T2">public</text:span><text:span text:style-name="T5"> String </text:span><text:span text:style-name="T15">name</text:span><text:span text:style-name="T5">;</text:span></text:p>
      <text:p text:style-name="P8"><text:span text:style-name="T5"><text:s text:c="4"/></text:span><text:span text:style-name="T2">public</text:span><text:span text:style-name="T5"> String </text:span><text:span text:style-name="T15">role</text:span><text:span text:style-name="T5">=</text:span><text:span text:style-name="T13">"Employee"</text:span><text:span text:style-name="T5">;</text:span></text:p>
      <text:p text:style-name="P8"><text:span text:style-name="T5"><text:s text:c="4"/></text:span><text:span text:style-name="T2">private</text:span><text:span text:style-name="T5"> </text:span><text:span text:style-name="T2">int</text:span><text:span text:style-name="T5"> </text:span><text:span text:style-name="T15">baseSalary</text:span><text:span text:style-name="T5">=20000;</text:span></text:p>
      <text:p text:style-name="P8"/>
      <text:p text:style-name="P8"><text:span text:style-name="T5"><text:s text:c="4"/></text:span><text:span text:style-name="T2">public</text:span><text:span text:style-name="T5"> Employee (</text:span><text:span text:style-name="T2">int</text:span><text:span text:style-name="T5"> </text:span><text:span text:style-name="T11">id</text:span><text:span text:style-name="T5">, String </text:span><text:span text:style-name="T11">name</text:span><text:span text:style-name="T5">)</text:span></text:p>
      <text:p text:style-name="P9"><text:s text:c="4"/>{</text:p>
      <text:p text:style-name="P8"><text:span text:style-name="T5"><text:s text:c="8"/></text:span><text:span text:style-name="T2">this</text:span><text:span text:style-name="T5">.</text:span><text:span text:style-name="T15">id</text:span><text:span text:style-name="T5"> = </text:span><text:span text:style-name="T11">id</text:span><text:span text:style-name="T5">;</text:span></text:p>
      <text:p text:style-name="P8"><text:span text:style-name="T5"><text:s text:c="8"/></text:span><text:span text:style-name="T2">this</text:span><text:span text:style-name="T5">.</text:span><text:span text:style-name="T15">name</text:span><text:span text:style-name="T5"> = </text:span><text:span text:style-name="T11">name</text:span><text:span text:style-name="T5">;</text:span></text:p>
      <text:p text:style-name="P9"><text:s text:c="4"/>}</text:p>
      <text:p text:style-name="P9"><text:s text:c="4"/></text:p>
      <text:p text:style-name="P8"><text:span text:style-name="T5"><text:s text:c="4"/></text:span><text:span text:style-name="T2">public</text:span><text:span text:style-name="T5"> </text:span><text:span text:style-name="T2">void</text:span><text:span text:style-name="T5"> getDetails()</text:span></text:p>
      <text:p text:style-name="P9"><text:s text:c="4"/>{</text:p>
      <text:p text:style-name="P9"><text:s text:c="7"/></text:p>
      <text:p text:style-name="P8"><text:span text:style-name="T5"><text:s text:c="8"/>System.</text:span><text:span text:style-name="T18">out</text:span><text:span text:style-name="T5">.println(</text:span><text:span text:style-name="T13">" ID :"</text:span><text:span text:style-name="T5">+</text:span><text:span text:style-name="T15">id</text:span><text:span text:style-name="T5">+ </text:span><text:span text:style-name="T13">"\n Name :"</text:span><text:span text:style-name="T5">+</text:span><text:span text:style-name="T15">name</text:span><text:span text:style-name="T5">+ </text:span><text:span text:style-name="T13">"\n Role :"</text:span><text:span text:style-name="T5">+</text:span><text:span text:style-name="T15">role</text:span><text:span text:style-name="T5">+</text:span><text:span text:style-name="T13">"\n Salary :"</text:span><text:span text:style-name="T5">+</text:span><text:span text:style-name="T15">baseSalary</text:span><text:span text:style-name="T5">);</text:span></text:p>
      <text:p text:style-name="P9"><text:s text:c="4"/>}</text:p>
      <text:p text:style-name="P8"/>
      <text:p text:style-name="P8"><text:span text:style-name="T5"><text:s text:c="4"/></text:span><text:span text:style-name="T2">public</text:span><text:span text:style-name="T5"> </text:span><text:span text:style-name="T2">int</text:span><text:span text:style-name="T5"> getId()</text:span></text:p>
      <text:p text:style-name="P9"><text:s text:c="4"/>{</text:p>
      <text:p text:style-name="P8"><text:soft-page-break/><text:span text:style-name="T5"><text:s text:c="8"/></text:span><text:span text:style-name="T2">return</text:span><text:span text:style-name="T5"> </text:span><text:span text:style-name="T15">id</text:span><text:span text:style-name="T5">;</text:span></text:p>
      <text:p text:style-name="P9"><text:s text:c="4"/>}</text:p>
      <text:p text:style-name="P8"/>
      <text:p text:style-name="P8"><text:span text:style-name="T5"><text:s text:c="4"/></text:span><text:span text:style-name="T2">public</text:span><text:span text:style-name="T5"> String getName() </text:span></text:p>
      <text:p text:style-name="P9"><text:s text:c="4"/>{</text:p>
      <text:p text:style-name="P8"><text:span text:style-name="T5"><text:s text:c="8"/></text:span><text:span text:style-name="T2">return</text:span><text:span text:style-name="T5"> </text:span><text:span text:style-name="T15">name</text:span><text:span text:style-name="T5">;</text:span></text:p>
      <text:p text:style-name="P9"><text:s text:c="4"/>}</text:p>
      <text:p text:style-name="P8"><text:span text:style-name="T5"><text:s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main(String[] </text:span><text:span text:style-name="T11">args</text:span><text:span text:style-name="T5">)</text:span></text:p>
      <text:p text:style-name="P9"><text:s/>{</text:p>
      <text:p text:style-name="P8"><text:span text:style-name="T5"><text:tab/>Employee </text:span><text:span text:style-name="T11">e</text:span><text:span text:style-name="T5"> = </text:span><text:span text:style-name="T2">new</text:span><text:span text:style-name="T5"> Employee (101,</text:span><text:span text:style-name="T13">"RAM"</text:span><text:span text:style-name="T5">);</text:span></text:p>
      <text:p text:style-name="P9"><text:s text:c="3"/></text:p>
      <text:p text:style-name="P8"><text:span text:style-name="T5"><text:tab/></text:span><text:span text:style-name="T11">e</text:span><text:span text:style-name="T5">.getDetails();</text:span></text:p>
      <text:p text:style-name="P9"><text:tab/></text:p>
      <text:p text:style-name="P9"><text:s/>}</text:p>
      <text:p text:style-name="P10"><text:span text:style-name="T10">}</text:span></text:p>
      <text:p text:style-name="P13"><text:span text:style-name="T19">Manager.java:</text:span></text:p>
      <text:p text:style-name="P6"><text:span text:style-name="T3">package</text:span><text:span text:style-name="T9"> com.zensar;</text:span></text:p>
      <text:p text:style-name="P8"><text:span text:style-name="T2">public</text:span><text:span text:style-name="T5"> </text:span><text:span text:style-name="T2">class</text:span><text:span text:style-name="T5"> Manager </text:span><text:span text:style-name="T2">extends</text:span><text:span text:style-name="T5"> Employee</text:span></text:p>
      <text:p text:style-name="P9">{</text:p>
      <text:p text:style-name="P8"><text:span text:style-name="T5"><text:s text:c="4"/></text:span><text:span text:style-name="T2">private</text:span><text:span text:style-name="T5"> </text:span><text:span text:style-name="T2">int</text:span><text:span text:style-name="T5"> </text:span><text:span text:style-name="T15">incentive</text:span><text:span text:style-name="T5">=5000;</text:span></text:p>
      <text:p text:style-name="P8"><text:span text:style-name="T5"><text:s text:c="4"/></text:span><text:span text:style-name="T2">private</text:span><text:span text:style-name="T5"> </text:span><text:span text:style-name="T2">int</text:span><text:span text:style-name="T5"> </text:span><text:span text:style-name="T15">salary</text:span><text:span text:style-name="T5">=30000;</text:span></text:p>
      <text:p text:style-name="P8"><text:span text:style-name="T5"><text:s text:c="4"/></text:span><text:span text:style-name="T2">private</text:span><text:span text:style-name="T5"> String </text:span><text:span text:style-name="T15">role</text:span><text:span text:style-name="T5">=</text:span><text:span text:style-name="T13">"Manager"</text:span><text:span text:style-name="T5">;</text:span></text:p>
      <text:p text:style-name="P8"/>
      <text:p text:style-name="P8"><text:span text:style-name="T5"><text:s text:c="4"/></text:span><text:span text:style-name="T2">public</text:span><text:span text:style-name="T5"> Manager(</text:span><text:span text:style-name="T2">int</text:span><text:span text:style-name="T5"> </text:span><text:span text:style-name="T11">id</text:span><text:span text:style-name="T5">,String </text:span><text:span text:style-name="T11">name</text:span><text:span text:style-name="T5">)</text:span></text:p>
      <text:p text:style-name="P9"><text:s text:c="4"/>{</text:p>
      <text:p text:style-name="P8"><text:span text:style-name="T5"><text:s text:c="8"/></text:span><text:span text:style-name="T2">super</text:span><text:span text:style-name="T5">(</text:span><text:span text:style-name="T11">id</text:span><text:span text:style-name="T5">,</text:span><text:span text:style-name="T11">name</text:span><text:span text:style-name="T5">);</text:span></text:p>
      <text:p text:style-name="P9"><text:s text:c="4"/>}</text:p>
      <text:p text:style-name="P9"><text:s text:c="2"/></text:p>
      <text:p text:style-name="P8"><text:span text:style-name="T5"><text:s text:c="4"/></text:span><text:span text:style-name="T2">public</text:span><text:span text:style-name="T5"> </text:span><text:span text:style-name="T2">void</text:span><text:span text:style-name="T5"> getDetails()</text:span></text:p>
      <text:p text:style-name="P9"><text:s text:c="4"/>{</text:p>
      <text:p text:style-name="P8"><text:span text:style-name="T5"><text:s text:c="8"/>System.</text:span><text:span text:style-name="T18">out</text:span><text:span text:style-name="T5">.println(</text:span><text:span text:style-name="T13">" ID :"</text:span><text:span text:style-name="T5">+getId()+ </text:span><text:span text:style-name="T13">"\n Name :"</text:span><text:span text:style-name="T5">+</text:span><text:span text:style-name="T15">name</text:span><text:span text:style-name="T5">+ </text:span><text:span text:style-name="T13">"\n Role :"</text:span><text:span text:style-name="T5">+</text:span><text:span text:style-name="T15">role</text:span><text:span text:style-name="T5">+</text:span><text:span text:style-name="T13">"\n Salary :"</text:span><text:span text:style-name="T5">+(</text:span><text:span text:style-name="T15">incentive</text:span><text:span text:style-name="T5">+</text:span><text:span text:style-name="T15">salary</text:span><text:span text:style-name="T5">));</text:span></text:p>
      <text:p text:style-name="P9"><text:s text:c="3"/></text:p>
      <text:p text:style-name="P9"><text:s text:c="4"/>}</text:p>
      <text:p text:style-name="P8"><text:span text:style-name="T5"><text:s text:c="4"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main(String[] </text:span><text:span text:style-name="T11">args</text:span><text:span text:style-name="T5">)</text:span></text:p>
      <text:p text:style-name="P9"><text:s text:c="4"/>{</text:p>
      <text:p text:style-name="P8"><text:span text:style-name="T5"><text:s text:c="4"/><text:tab/>Manager </text:span><text:span text:style-name="T11">m</text:span><text:span text:style-name="T5"> = </text:span><text:span text:style-name="T2">new</text:span><text:span text:style-name="T5"> Manager(100,</text:span><text:span text:style-name="T13">"RAM"</text:span><text:span text:style-name="T5">);</text:span></text:p>
      <text:p text:style-name="P8"><text:span text:style-name="T5"><text:s text:c="8"/></text:span><text:span text:style-name="T11">m</text:span><text:span text:style-name="T5">.getDetails();</text:span></text:p>
      <text:p text:style-name="P9"><text:s text:c="4"/>}</text:p>
      <text:p text:style-name="P10"><text:span text:style-name="T10">}</text:span></text:p>
      <text:p text:style-name="P16"><text:span text:style-name="T8"/></text:p>
      <text:p text:style-name="P11"/>
      <text:p text:style-name="P14"/>
      <text:p text:style-name="P13"><text:span text:style-name="T19">Labour.java:</text:span></text:p>
      <text:p text:style-name="P5"><text:span text:style-name="T4">package</text:span> com.zensar;</text:p>
      <text:p text:style-name="P8"><text:span text:style-name="T2">public</text:span><text:span text:style-name="T5"> </text:span><text:span text:style-name="T2">class</text:span><text:span text:style-name="T5"> Labour </text:span><text:span text:style-name="T2">extends</text:span><text:span text:style-name="T5"> Employee</text:span></text:p>
      <text:p text:style-name="P9">{</text:p>
      <text:p text:style-name="P8"><text:span text:style-name="T5"><text:s text:c="4"/></text:span><text:span text:style-name="T2">private</text:span><text:span text:style-name="T5"> </text:span><text:span text:style-name="T2">int</text:span><text:span text:style-name="T5"> </text:span><text:span text:style-name="T15">overTimeWage</text:span><text:span text:style-name="T5">=1000;</text:span></text:p>
      <text:p text:style-name="P8"><text:span text:style-name="T5"><text:s text:c="4"/></text:span><text:span text:style-name="T2">private</text:span><text:span text:style-name="T5"> </text:span><text:span text:style-name="T2">int</text:span><text:span text:style-name="T5"> </text:span><text:span text:style-name="T15">wage</text:span><text:span text:style-name="T5">=15000;</text:span></text:p>
      <text:p text:style-name="P8"><text:span text:style-name="T5"><text:s text:c="4"/></text:span><text:span text:style-name="T2">private</text:span><text:span text:style-name="T5"> String </text:span><text:span text:style-name="T15">role</text:span><text:span text:style-name="T5">=</text:span><text:span text:style-name="T13">"Labour"</text:span><text:span text:style-name="T5">;</text:span></text:p>
      <text:p text:style-name="P8"/>
      <text:p text:style-name="P8"><text:span text:style-name="T5"><text:s text:c="4"/></text:span><text:span text:style-name="T2">public</text:span><text:span text:style-name="T5"> Labour(</text:span><text:span text:style-name="T2">int</text:span><text:span text:style-name="T5"> </text:span><text:span text:style-name="T11">id</text:span><text:span text:style-name="T5">,String </text:span><text:span text:style-name="T11">name</text:span><text:span text:style-name="T5">) </text:span></text:p>
      <text:p text:style-name="P9"><text:s text:c="4"/>{</text:p>
      <text:p text:style-name="P8"><text:span text:style-name="T5"><text:s text:c="8"/></text:span><text:span text:style-name="T2">super</text:span><text:span text:style-name="T5">(</text:span><text:span text:style-name="T11">id</text:span><text:span text:style-name="T5">,</text:span><text:span text:style-name="T11">name</text:span><text:span text:style-name="T5">);</text:span></text:p>
      <text:p text:style-name="P9"><text:soft-page-break/><text:s text:c="4"/>}</text:p>
      <text:p text:style-name="P9"><text:s text:c="3"/></text:p>
      <text:p text:style-name="P8"><text:span text:style-name="T5"><text:s text:c="4"/></text:span><text:span text:style-name="T2">public</text:span><text:span text:style-name="T5"> </text:span><text:span text:style-name="T2">void</text:span><text:span text:style-name="T5"> getDetails()</text:span></text:p>
      <text:p text:style-name="P9"><text:s text:c="4"/>{</text:p>
      <text:p text:style-name="P9"><text:s text:c="8"/></text:p>
      <text:p text:style-name="P8"><text:span text:style-name="T5"><text:s text:c="8"/>System.</text:span><text:span text:style-name="T18">out</text:span><text:span text:style-name="T5">.println(</text:span><text:span text:style-name="T13">" ID :"</text:span><text:span text:style-name="T5">+getId()+ </text:span><text:span text:style-name="T13">"\n Name :"</text:span><text:span text:style-name="T5">+getName()+ </text:span><text:span text:style-name="T13">"\n Role :"</text:span><text:span text:style-name="T5">+</text:span><text:span text:style-name="T15">role</text:span><text:span text:style-name="T5">+</text:span><text:span text:style-name="T13">"\n Salary :"</text:span><text:span text:style-name="T5">+(</text:span><text:span text:style-name="T15">overTimeWage</text:span><text:span text:style-name="T5">+</text:span><text:span text:style-name="T15">wage</text:span><text:span text:style-name="T5">));</text:span></text:p>
      <text:p text:style-name="P9"><text:s text:c="4"/>}</text:p>
      <text:p text:style-name="P8"><text:span text:style-name="T5"><text:s text:c="4"/></text:span><text:span text:style-name="T2">public</text:span><text:span text:style-name="T5"> </text:span><text:span text:style-name="T2">static</text:span><text:span text:style-name="T5"> </text:span><text:span text:style-name="T2">void</text:span><text:span text:style-name="T5"> main(String[] </text:span><text:span text:style-name="T11">args</text:span><text:span text:style-name="T5">)</text:span></text:p>
      <text:p text:style-name="P9"><text:s text:c="4"/>{</text:p>
      <text:p text:style-name="P8"><text:span text:style-name="T5"><text:s text:c="4"/><text:tab/>Labour </text:span><text:span text:style-name="T11">l</text:span><text:span text:style-name="T5"> = </text:span><text:span text:style-name="T2">new</text:span><text:span text:style-name="T5"> Labour(101,</text:span><text:span text:style-name="T13">"SHREE"</text:span><text:span text:style-name="T5">);</text:span></text:p>
      <text:p text:style-name="P8"><text:span text:style-name="T5"><text:s text:c="8"/></text:span><text:span text:style-name="T11">l</text:span><text:span text:style-name="T5">.getDetails();</text:span></text:p>
      <text:p text:style-name="P9"><text:s text:c="4"/>}</text:p>
      <text:p text:style-name="P9">}</text:p>
      <text:p text:style-name="P4"><text:span text:style-name="T6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tuja Pawar</meta:initial-creator>
    <meta:creation-date>2022-02-14T16:19:09.31</meta:creation-date>
    <dc:date>2022-02-14T19:04:05.39</dc:date>
    <dc:creator>Rutuja Pawar</dc:creator>
    <meta:editing-duration>PT2H44M55S</meta:editing-duration>
    <meta:editing-cycles>4</meta:editing-cycles>
    <meta:generator>OpenOffice/4.1.11$Win32 OpenOffice.org_project/4111m1$Build-9808</meta:generator>
    <meta:document-statistic meta:table-count="0" meta:image-count="0" meta:object-count="0" meta:page-count="4" meta:paragraph-count="136" meta:word-count="402" meta:character-count="3301"/>
  </office:meta>
</office:document-meta>
</file>